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0000000D4BDA95C5B49EA153D.png" manifest:media-type="image/png"/>
  <manifest:file-entry manifest:full-path="Pictures/200001230000138E00000DC3872C4E424A6047C7.wmf" manifest:media-type="image/x-wmf"/>
  <manifest:file-entry manifest:full-path="Pictures/10000201000003860000025A985CD113EACDC2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standard">
      <style:graphic-properties draw:stroke="none" svg:stroke-color="#000000" draw:fill="none" draw:fill-color="#ffffff" fo:min-height="0.3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18cm" svg:x="7.063cm" svg:y="5.304cm">
          <draw:image xlink:href="Pictures/10000201000003860000025A985CD113EACDC222.png" xlink:type="simple" xlink:show="embed" xlink:actuate="onLoad">
            <text:p/>
          </draw:image>
        </draw:frame>
        <draw:frame draw:style-name="gr1" draw:text-style-name="P1" draw:layer="layout" svg:width="1.666cm" svg:height="1.172cm" draw:transform="rotate (0.849102681095241) translate (11.756cm 9.094cm)">
          <draw:image xlink:href="Pictures/200001230000138E00000DC3872C4E424A6047C7.wmf" xlink:type="simple" xlink:show="embed" xlink:actuate="onLoad">
            <text:p/>
          </draw:image>
        </draw:frame>
        <draw:polygon draw:style-name="gr2" draw:text-style-name="P2" draw:layer="layout" svg:width="4.704cm" svg:height="1.968cm" svg:x="15.118cm" svg:y="9.311cm" svg:viewBox="0 0 4705 1969" draw:points="267,0 0,868 4605,1969 4705,1002">
          <text:p/>
        </draw:polygon>
        <draw:frame draw:style-name="gr3" draw:text-style-name="P4" draw:layer="layout" svg:width="4.759cm" svg:height="1.119cm" svg:x="16.366cm" svg:y="9.518cm">
          <draw:text-box>
            <text:p text:style-name="P3"><text:span text:style-name="T1">Steinenberg</text:span></text:p>
          </draw:text-box>
        </draw:frame>
        <draw:frame draw:style-name="gr4" draw:text-style-name="P4" draw:layer="layout" svg:width="5.759cm" svg:height="1.119cm" svg:x="12.796cm" svg:y="14.491cm">
          <draw:text-box>
            <text:p text:style-name="P3"><text:span text:style-name="T1">Theaterstrasse</text:span></text:p>
          </draw:text-box>
        </draw:frame>
        <draw:frame draw:style-name="gr1" draw:text-style-name="P1" draw:layer="layout" svg:width="2.15cm" svg:height="1.91cm" svg:x="12.073cm" svg:y="10.442cm">
          <draw:image xlink:href="Pictures/10000201000000F0000000D4BDA95C5B49EA15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8:40:41.972289800</meta:creation-date>
    <dc:date>2018-10-21T19:37:15.358966017</dc:date>
    <meta:editing-duration>PT4M9S</meta:editing-duration>
    <meta:editing-cycles>2</meta:editing-cycles>
    <meta:generator>LibreOffice/5.4.5.1$MacOSX_X86_64 LibreOffice_project/79c9829dd5d8054ec39a82dc51cd9eff340dbee8</meta:generator>
    <meta:document-statistic meta:object-count="6"/>
  </office:meta>
</office:document-meta>
</file>